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AElementBridge.isCompos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AElementBridge.getCurrentTransfor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AElementBridge.instantiateGraphics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AElementBridge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AElementBridge.setCurrentTransform( AffineTransform t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AElementBridge.PDFAElementBrid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DFAElementBridge.createGraphicsNode( BridgeContext ctx , Elem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